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fo:min-height="7.413cm"/>
      <style:paragraph-properties style:writing-mode="lr-tb"/>
    </style:style>
    <style:style style:name="P1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shapes>
          <draw:frame draw:z-index="0" draw:style-name="gr1" draw:text-style-name="P1" svg:width="10.6cm" svg:height="8.893cm" svg:x="1.55cm" svg:y="1.844cm">
            <draw:text-box>
              <text:p><text:s/>This project requires that you build a fully-functioning e-commerce application REST API that allows users to perform various CRUD operations such as registering an account, browsing products for sale, etc.</text:p>
              <text:p>Project Objectives:</text:p>
              <text:p/>
              <text:p><text:s text:c="4"/>Build a functioning e-commerce REST API using Express, Node.js, and Postgres</text:p>
              <text:p><text:s text:c="4"/>Allow users to register and log in via the API</text:p>
              <text:p><text:s text:c="4"/>Allow CRUD operations on products</text:p>
              <text:p><text:s text:c="4"/>Allow CRUD operations on user accounts</text:p>
              <text:p><text:s text:c="4"/>Allow CRUD operations on user carts</text:p>
              <text:p><text:s text:c="4"/>Allow a user to place an order</text:p>
              <text:p><text:s text:c="4"/>Allow CRUD operations on orders</text:p>
              <text:p><text:s text:c="4"/>Use Git version control</text:p>
              <text:p><text:s text:c="4"/>Use command line</text:p>
              <text:p><text:s text:c="4"/>Develop locally on your computer</text:p>
              <text:p><text:s text:c="4"/>Document the API using Swagger</text:p>
              <text:p/>
            </draw:text-box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atabas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ble/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s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uidv4 (VARCHAR(36))</text:p>
          </table:table-cell>
          <table:table-cell office:value-type="string" calcext:value-type="string">
            <text:p>Primary</text:p>
          </table:table-cell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varchars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s</text:p>
          </table:table-cell>
          <table:table-cell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s(hashed )</text:p>
          </table:table-cell>
          <table:table-cell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varchars</text:p>
          </table:table-cell>
          <table:table-cell/>
        </table:table-row>
        <table:table-row table:style-name="ro1">
          <table:table-cell office:value-type="string" calcext:value-type="string">
            <text:p>card_details</text:p>
          </table:table-cell>
          <table:table-cell office:value-type="string" calcext:value-type="string">
            <text:p>varchars(nums)</text:p>
          </table:table-cell>
          <table:table-cell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style-name="ce1"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uidv4</text:p>
          </table:table-cell>
          <table:table-cell office:value-type="string" calcext:value-type="string">
            <text:p>Primary</text:p>
          </table:table-cell>
        </table:table-row>
        <table:table-row table:style-name="ro1">
          <table:table-cell office:value-type="string" calcext:value-type="string">
            <text:p>product_name</text:p>
          </table:table-cell>
          <table:table-cell office:value-type="string" calcext:value-type="string">
            <text:p>varchars</text:p>
          </table:table-cell>
          <table:table-cell/>
        </table:table-row>
        <table:table-row table:style-name="ro1">
          <table:table-cell office:value-type="string" calcext:value-type="string">
            <text:p>product_description</text:p>
          </table:table-cell>
          <table:table-cell office:value-type="string" calcext:value-type="string">
            <text:p>varchars</text:p>
          </table:table-cell>
          <table:table-cell/>
        </table:table-row>
        <table:table-row table:style-name="ro1">
          <table:table-cell office:value-type="string" calcext:value-type="string">
            <text:p>product_image</text:p>
          </table:table-cell>
          <table:table-cell office:value-type="string" calcext:value-type="string">
            <text:p>img file (link)</text:p>
          </table:table-cell>
          <table:table-cell/>
        </table:table-row>
        <table:table-row table:style-name="ro1">
          <table:table-cell office:value-type="string" calcext:value-type="string">
            <text:p>product_price</text:p>
          </table:table-cell>
          <table:table-cell table:style-name="ce2" office:value-type="string" calcext:value-type="string">
            <text:p>FLOAT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>
            <text:p>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uidv4</text:p>
          </table:table-cell>
          <table:table-cell office:value-type="string" calcext:value-type="string">
            <text:p>Primary</text:p>
          </table:table-cell>
        </table:table-row>
        <table:table-row table:style-name="ro1">
          <table:table-cell office:value-type="string" calcext:value-type="string">
            <text:p>user_id</text:p>
          </table:table-cell>
          <table:table-cell/>
          <table:table-cell office:value-type="string" calcext:value-type="string">
            <text:p>Foreign</text:p>
          </table:table-cell>
        </table:table-row>
        <table:table-row table:style-name="ro1">
          <table:table-cell office:value-type="string" calcext:value-type="string">
            <text:p>user_address</text:p>
          </table:table-cell>
          <table:table-cell/>
          <table:table-cell office:value-type="string" calcext:value-type="string">
            <text:p>Foreign</text:p>
          </table:table-cell>
        </table:table-row>
        <table:table-row table:style-name="ro1">
          <table:table-cell office:value-type="string" calcext:value-type="string">
            <text:p>product_id</text:p>
          </table:table-cell>
          <table:table-cell/>
          <table:table-cell office:value-type="string" calcext:value-type="string">
            <text:p>Foreign</text:p>
          </table:table-cell>
        </table:table-row>
        <table:table-row table:style-name="ro1">
          <table:table-cell office:value-type="string" calcext:value-type="string">
            <text:p>product_quantity</text:p>
          </table:table-cell>
          <table:table-cell office:value-type="string" calcext:value-type="string">
            <text:p>I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02:38:05.348263943</meta:creation-date>
    <dc:date>2023-07-24T03:10:55.104182549</dc:date>
    <meta:editing-duration>PT32M44S</meta:editing-duration>
    <meta:editing-cycles>13</meta:editing-cycles>
    <meta:generator>LibreOffice/7.0.4.2$Linux_X86_64 LibreOffice_project/00$Build-2</meta:generator>
    <meta:document-statistic meta:table-count="2" meta:cell-count="39" meta:object-count="1"/>
  </office:meta>
</office:document-meta>
</file>